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50000010D51189CE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4555in" svg:y="0.089in" svg:width="3.8299in" draw:z-index="0">
        <draw:text-box fo:min-height="0.5028in">
          <text:p text:style-name="Frame_20_contents">PageBoundFrame</text:p>
        </draw:text-box>
      </draw:frame>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
      <text:p text:style-name="Standard"><draw:frame draw:style-name="fr2" draw:name="Frame2" text:anchor-type="paragraph" svg:width="1.8492in" draw:z-index="1"><draw:text-box fo:min-height="1.2898in"><text:p text:style-name="Frame_20_contents">ParaBoundFrame</text:p></draw:text-box></draw:frame>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draw:frame draw:style-name="fr3" draw:name="graphics1" text:anchor-type="paragraph" svg:width="6.1299in" svg:height="2.6902in" draw:z-index="2"><draw:image xlink:href="Pictures/10000201000002650000010D51189CE0.png" xlink:type="simple" xlink:show="embed" xlink:actuate="onLoad"/></draw:frame></text:p>
      <text:p text:style-name="Standard"><text:soft-page-break/></text:p>
      <text:p text:style-name="Standard"><draw:frame draw:style-name="fr4" draw:name="Object1" text:anchor-type="paragraph" svg:width="5.5516in" svg:height="3.9366in" draw:z-index="3"><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0T17:52:43</meta:creation-date>
    <dc:date>2009-04-21T16:47:33</dc:date>
    <meta:editing-duration>PT00H08M14S</meta:editing-duration>
    <meta:editing-cycles>3</meta:editing-cycles>
    <meta:generator>StarOffice/9$Linux OpenOffice.org_project/300m46$Build-9397$CWS-os128</meta:generator>
    <meta:document-statistic meta:table-count="0" meta:image-count="1" meta:object-count="1" meta:page-count="2" meta:paragraph-count="4" meta:word-count="584" meta:character-count="31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6.35cm" svg:height="6.35cm" svg:x="2.905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